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e887"/>
    </style:style>
    <style:style style:name="P2" style:family="paragraph" style:parent-style-name="Standard">
      <style:text-properties officeooo:rsid="001f68ee" officeooo:paragraph-rsid="001f68ee"/>
    </style:style>
    <style:style style:name="P3" style:family="paragraph" style:parent-style-name="Standard">
      <style:text-properties officeooo:paragraph-rsid="001f68ee"/>
    </style:style>
    <style:style style:name="P4" style:family="paragraph" style:parent-style-name="Standard">
      <style:text-properties officeooo:paragraph-rsid="00209814"/>
    </style:style>
    <style:style style:name="P5" style:family="paragraph" style:parent-style-name="Standard">
      <style:text-properties officeooo:rsid="0022b9b6" officeooo:paragraph-rsid="0022b9b6"/>
    </style:style>
    <style:style style:name="P6" style:family="paragraph" style:parent-style-name="Standard">
      <style:text-properties officeooo:paragraph-rsid="0022b9b6"/>
    </style:style>
    <style:style style:name="P7" style:family="paragraph" style:parent-style-name="Standard">
      <style:text-properties officeooo:rsid="00240124" officeooo:paragraph-rsid="00240124"/>
    </style:style>
    <style:style style:name="P8" style:family="paragraph" style:parent-style-name="Standard">
      <style:text-properties officeooo:rsid="002619d0" officeooo:paragraph-rsid="002619d0"/>
    </style:style>
    <style:style style:name="P9" style:family="paragraph" style:parent-style-name="Standard">
      <style:text-properties officeooo:rsid="00280ec2" officeooo:paragraph-rsid="00280ec2"/>
    </style:style>
    <style:style style:name="T1" style:family="text">
      <style:text-properties officeooo:rsid="001f68ee"/>
    </style:style>
    <style:style style:name="T2" style:family="text">
      <style:text-properties officeooo:rsid="00273c25"/>
    </style:style>
    <style:style style:name="T3" style:family="text">
      <style:text-properties officeooo:rsid="0028c3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1">1- Introduccion:</text:span> </text:p>
      <text:p text:style-name="P3"/>
      <text:p text:style-name="P3"/>
      <text:p text:style-name="P3">En este capitulo hablaremos de eficiencia. </text:p>
      <text:p text:style-name="P1"/>
      <text:p text:style-name="P8">(comenzamos comentando que los computadores pueden ser diferentes unos de otros, y nombrando algunas de las caracteristicas que los diferencian)</text:p>
      <text:p text:style-name="P8"/>
      <text:p text:style-name="P1">No todos los computadores son iguales. </text:p>
      <text:p text:style-name="P1">Ciertos detalles los hacen diferentes unos de otros, como por ejemplo, la capacidad para abordar problemas de mayor complejidad, o de realizar un mayor numero de operaciones por unidad de tiempo, o quizás la habilidad de consumir menos recursos para realizar el mismo trabajo. </text:p>
      <text:p text:style-name="P1">Estas son solo algunas de las posibles diferencias. </text:p>
      <text:p text:style-name="P1"/>
      <text:p text:style-name="P8">(comentamos tambien que los metodos utilizados pueden ser diferentes)</text:p>
      <text:p text:style-name="P8"/>
      <text:p text:style-name="P1">También encontraremos diferencias entre los métodos que un computador podría utilizar para resolver un mismo problema. </text:p>
      <text:p text:style-name="P1">Un mismo problema puede ser abordado de diferentes formas, utilizando distintos procedimientos. </text:p>
      <text:p text:style-name="P1"/>
      <text:p text:style-name="P8">(explicamos que las diferencias en caracteristicas comunes nos permiten compararlos)</text:p>
      <text:p text:style-name="P8"/>
      <text:p text:style-name="P1">De modo que, tanto entre los computadores, asi como entre los procedimientos que estos utilizan para resolver problemas, existe una gran variedad, y pueden ser medidos y comparados. </text:p>
      <text:p text:style-name="P1"/>
      <text:p text:style-name="P8">(ahora comentamos que de todas las caracteristicas que hacen a los <text:span text:style-name="T2">sistemas computacionales</text:span> diferentes entre si, en este laboratorio nos enfocaremos en la eficiencia, para decidir si la maquina logica es mejor o peor que otros sistemas<text:span text:style-name="T3">, en terminos de eficiencia</text:span>)</text:p>
      <text:p text:style-name="P8"/>
      <text:p text:style-name="P1">En este capitulo, nos proponemos obtener una medida de la "Eficiencia" del sistema computacional basado en criaturas vivientes que hemos utilizado en el experimento del capitulo anterior. </text:p>
      <text:p text:style-name="P1"/>
      <text:p text:style-name="P3">Podremos establecer una medida aproximada de la eficiencia del sistema razonando sobre los hechos que hemos podido observar. </text:p>
      <text:p text:style-name="P3"/>
      <text:p text:style-name="P5">-----------------------</text:p>
      <text:p text:style-name="P5"/>
      <text:p text:style-name="P5">2- Una definicion de eficiencia:</text:p>
      <text:p text:style-name="P5"/>
      <text:p text:style-name="P2">Pero, eficiencia que es?</text:p>
      <text:p text:style-name="P2"/>
      <text:p text:style-name="P5">Cuando hablamos de la eficiencia de un sistema computacional podemos distinguir entre la eficiencia de la maquina, y la eficiencia del metodo.</text:p>
      <text:p text:style-name="P5"/>
      <text:p text:style-name="P9">(explicacion de eficiencia de la maquina)</text:p>
      <text:p text:style-name="P9"/>
      <text:p text:style-name="P5">Utilizando 2 maquinas diferentes para resolver un mismo problema, diremos que una maquina es mas eficiente que otra cuando encuentra la solucion al problema con una menor cantidad de recursos.</text:p>
      <text:p text:style-name="P5"><text:soft-page-break/>Recursos consumidos por un sistema, tipicamente son, tiempo, energia, u cualquier otro elemento necesario para el calculo, como memoria, operarios, etc.</text:p>
      <text:p text:style-name="P5">lo que se traduce en un menor coste.</text:p>
      <text:p text:style-name="P5"/>
      <text:p text:style-name="P9">(explicacion de eficiencia del metodo)</text:p>
      <text:p text:style-name="P9"/>
      <text:p text:style-name="P2">Utilizando 2 algoritmos diferentes para resolver un mismo problema, diremos que un algoritmo es mas eficiente que otro cuando encuentra la solución al problema con un menor numero de operaciones. </text:p>
      <text:p text:style-name="P5">lo que se traduce en menos trabajo.</text:p>
      <text:p text:style-name="P6"/>
      <text:p text:style-name="P1"/>
      <text:p text:style-name="P1"/>
      <text:p text:style-name="P1">------------------------------------ </text:p>
      <text:p text:style-name="P1"/>
      <text:p text:style-name="P7">3- Eficiencia algoritmica. El metodo.</text:p>
      <text:p text:style-name="P7"/>
      <text:p text:style-name="P7">Empecemos hablando del metodo que la maquina ha utilizado para resolver el problema que hemos planteado.</text:p>
      <text:p text:style-name="P7">Veamos como podemos tener una idea aproximada de su eficiencia.</text:p>
      <text:p text:style-name="P1"/>
      <text:p text:style-name="P1"/>
      <text:p text:style-name="P1">Algoritmos diferentes: </text:p>
      <text:p text:style-name="P1">Un algoritmo es la descripción de el procedimiento utilizado para resolver un problema. </text:p>
      <text:p text:style-name="P1">O dicho de otra forma, es la secuencia de operaciones que deben realizarse para alcanzar el resultado deseado. </text:p>
      <text:p text:style-name="P1">Por ejemplo, si quisiéramos ordenar una baraja de naipes, como podríamos hacerlo ? </text:p>
      <text:p text:style-name="P1"/>
      <text:p text:style-name="P1">Es posible que diferentes personas propongan diferentes formas de conseguir el mismo resultado. </text:p>
      <text:p text:style-name="P1">Y siendo los métodos diferentes, es posible también que, algunos métodos consigan el resultado con un esfuerzo menor que otros. </text:p>
      <text:p text:style-name="P1"/>
      <text:p text:style-name="P1"/>
      <text:p text:style-name="P1">Ante la posibilidad de hacer el trabajo de formas diferentes, preferiremos el algoritmo que consiga el objetivo de la forma mas eficiente. </text:p>
      <text:p text:style-name="P1">Realizar el trabajo con un menor numero de operaciones se traduce en un menor consumo de recursos, y en especial, tiempo y energía. </text:p>
      <text:p text:style-name="P1">Para ver de forma practica como podemos medir y comparar la eficiencia de algoritmos diferentes, veamos como ejemplo 2 formas de ordenar una baraja. </text:p>
      <text:p text:style-name="P1"/>
      <text:p text:style-name="P1">------------------------------- </text:p>
      <text:p text:style-name="P1"/>
      <text:p text:style-name="P1">Como ordenar una baraja: </text:p>
      <text:p text:style-name="P1"/>
      <text:p text:style-name="P1">Método 1: </text:p>
      <text:p text:style-name="P1">reviso toda la baraja comparando naipe a naipe con el objetivo de encontrar el de menor valor. después de haber revisado toda la baraja habré localizado el de menor valor y lo separo de la baraja colocandolo en una pila que llamare "pila ordenada". Al resto de la baraja le llamare "pila desordenada". Ahora tengo la baraja separada en dos pilas. La pila ordenada que contiene un naipe. Y la pila desordenada que contiene toda la baraja menos un naipe. Ahora, reviso la pila desordenada otra vez, de principio a <text:soft-page-break/>fin, comparando naipe a naipe, buscando nuevamente el de menor valor. después de haber revisado toda la pila separo el naipe de menor valor y lo coloco en la pila ordenada. Ahora la pila ordenada contiene dos naipes, y la pila desordenadas contiene toda la baraja menos dos naipes. Vuelvo a revisar la pila desordenada, de principio a fin, para extraer el tercer naipe de menor valor. Y repetiré el mismo procedimiento una y otra vez hasta que ya no queden naipes en la pila desordenada. Entonces, toda la baraja estará en la pila ordenada, y los naipes estarán ordenados de menor a mayor. </text:p>
      <text:p text:style-name="P1"/>
      <text:p text:style-name="P1">Método 2: </text:p>
      <text:p text:style-name="P1">antes de empezar, preparo espacio sobre la mesa para cada naipe en una cuadricula. Así, cada naipe de la baraja tiene un lugar reservado sobre la mesa, que ahora esta vacío. Una vez hecho esto, levanto el primer naipe de la baraja, digamos que es el cinco de diamantes, y lo coloco sobre la mesa, en la cuadricula, en el espacio reservado para el cinco de diamantes. Y repito el procedimiento. Levanto el primer naipe de la baraja, digamos que es el tres de tréboles, y lo coloco sobre la mesa, en la cuadricula, en el espacio reservado para el tres de tréboles. Y repetiré el mismo procedimiento con todos los naipes hasta que no quede ninguno en la baraja. Entonces toda la baraja estará sobre la mesa, en la cuadricula, ordenada. </text:p>
      <text:p text:style-name="P1"/>
      <text:p text:style-name="P1">------------------------- </text:p>
      <text:p text:style-name="P1"/>
      <text:p text:style-name="P1">Numero de operaciones: </text:p>
      <text:p text:style-name="P1"/>
      <text:p text:style-name="P1">Veamos ahora cuantas operaciones han tenido que realizar estos dos métodos, aproximadamente, para ordenar la baraja. </text:p>
      <text:p text:style-name="P1"/>
      <text:p text:style-name="P1">Método 1: </text:p>
      <text:p text:style-name="P1">el primer algoritmo, revisa cuidadosamente la baraja comparando uno a uno todas los naipes para extraer el de menor valor. si la baraja tiene 50 naipes, se habrán realizado 50 comparaciones. después de realizar 50 comparaciones tenemos 1 naipe ordenado, y 49 sin ordenar. Para extraer el segundo naipe de menor valor repetiremos el procedimiento anterior con los 49 naipes que todavía están sin ordenar, y eso requerirá otras 49 comparaciones. repetiremos el procedimiento para extraer el tercer naipe con los 48 todavía sin ordenar, y esto requerirá otras 48 comparaciones, repetiremos el mismo procedimiento una y otra vez hasta que no queden naipes sin ordenar. cuantas comparaciones habrán sido necesarias ? 50 + (50 - 1) + (50 - 2) + (50 - 3) + (50 - 4) + ... + (50 - 49) si al numero de elementos que queremos ordenar le llamamos 'N', en este caso N=50, el numero de operaciones necesarias serán aproximadamente N * (N-1) Podemos decir, por lo tanto, que el coste de ejecutar este algoritmo es de "el orden de" N cuadrado. </text:p>
      <text:p text:style-name="P1"/>
      <text:p text:style-name="P1">Método 2: </text:p>
      <text:p text:style-name="P1">Empezamos reservando espacio para cada naipe en una cuadricula. Extraemos un naipe de la baraja y lo colocamos en el lugar que tiene reservado en la cuadricula. Lo mismo hacemos con el segundo y con todos los demás. cuantas operaciones son necesarias para ordenar la baraja ? una operación por naipe. si el numero de naipes es N, entonces el numero de operaciones sera del orden de N.</text:p>
      <text:p text:style-name="P1"/>
      <text:p text:style-name="P1"><text:s/>-------------------------- </text:p>
      <text:p text:style-name="P1"/>
      <text:p text:style-name="P1">Cual es el mejor ? </text:p>
      <text:p text:style-name="P1">Ahora que tenemos una medida del numero de operaciones que ambos algoritmos necesitan para conseguir el objetivo podemos compararlos. </text:p>
      <text:p text:style-name="P1">el primero es del orden de N cuadrado, o N por N. </text:p>
      <text:p text:style-name="P1"><text:soft-page-break/>el segundo es del orden de N. </text:p>
      <text:p text:style-name="P1">el segundo algoritmo hace el trabajo con menos operaciones, y por lo tanto es mas eficiente. </text:p>
      <text:p text:style-name="P1"/>
      <text:p text:style-name="P1">-------------------- </text:p>
      <text:p text:style-name="P1"/>
      <text:p text:style-name="P7">4- Eficiencia algoritmica del sistema inteligente basado en individuos:</text:p>
      <text:p text:style-name="P7"/>
      <text:p text:style-name="P1">Volvamos ahora al sistema que estamos analizando, la maquina viviente: </text:p>
      <text:p text:style-name="P1"/>
      <text:p text:style-name="P1">Ahora que hemos visto como pueden compararse 2 métodos, volvamos al sistema inteligente formado por seres vivientes y veamos el Método que ha utilizado en términos de eficiencia algorítmica. </text:p>
      <text:p text:style-name="P1"/>
      <text:p text:style-name="P1">Como es de eficiente ? </text:p>
      <text:p text:style-name="P1">Cuantas operaciones necesita para alcanzar el objetivo ? </text:p>
      <text:p text:style-name="P1">Existen algoritmos que encuentren la solución con menos operaciones ? </text:p>
      <text:p text:style-name="P1">Podríamos sugerir cambios en el procedimiento para mejorar su eficiencia ? </text:p>
      <text:p text:style-name="P1">Para responder a estas preguntas revisemos el experimento del capitulo anterior.</text:p>
      <text:p text:style-name="P1"/>
      <text:p text:style-name="P1"><text:s/>--------------------- </text:p>
      <text:p text:style-name="P1"/>
      <text:p text:style-name="P1">Resumo las características del problema del ejemplo: </text:p>
      <text:p text:style-name="P1"/>
      <text:p text:style-name="P1">El tablero representa un laberinto, con una entrada y una salida. </text:p>
      <text:p text:style-name="P1">Sobre el tablero tenemos una única ficha. </text:p>
      <text:p text:style-name="P1">El objetivo del juego es llevar la ficha desde la entrada hasta la salida. </text:p>
      <text:p text:style-name="P1">La ficha puede desplazarse a una distancia de una única casilla con cada jugada, y este es el único movimiento valido. </text:p>
      <text:p text:style-name="P1">Y lo que queremos saber es, </text:p>
      <text:p text:style-name="P1">cual es el camino que la ficha debe recorrer para ir desde la entrada hasta la salida ? </text:p>
      <text:p text:style-name="P1"/>
      <text:p text:style-name="P1">La entrada la hemos situado en la casilla 'A1', y la salida en la casilla 'H8' </text:p>
      <text:p text:style-name="P1">La distancia que separa la entrada de la salida es de 7 casillas. </text:p>
      <text:p text:style-name="P1">(dibujo) </text:p>
      <text:p text:style-name="P1"/>
      <text:p text:style-name="P1">La ficha solo puede moverse una casilla cada vez, por lo tanto, no sera posible alcanzar la salida con menos de 7 movimientos. </text:p>
      <text:p text:style-name="P1">7 movimientos como mínimo, en el caso de que encuentre el camino mas corto, pero pueden ser mas, dependiendo del Método que utilice para explorar el tablero. </text:p>
      <text:p text:style-name="P1"/>
      <text:p text:style-name="P1">(dibujo) (se muestran graficamente distintas formas de explorar el tablero, todas ellas encuentran la solucion con un numero diferente de movimientos) </text:p>
      <text:p text:style-name="P1"/>
      <text:p text:style-name="P1">No pueden ser menos porque una jugada valida desplaza la ficha a una distancia de 1 casilla, de modo que, desplazarse 7 casillas requerirá 7 movimientos o mas.</text:p>
      <text:p text:style-name="P1"/>
      <text:p text:style-name="P1"><text:s/>---------------------- </text:p>
      <text:p text:style-name="P1"/>
      <text:p text:style-name="P1">Recordemos ahora como ha sido resuelto el problema: </text:p>
      <text:p text:style-name="P1"/>
      <text:p text:style-name="P1"><text:soft-page-break/>Hemos creado un individuo, el primero de su especie, representando el estado inicial del problema. </text:p>
      <text:p text:style-name="P1">Un tablero con una ficha colocada en la entrada del laberinto, 'A1'. </text:p>
      <text:p text:style-name="P1">Todos los individuos de esta especie, cumplirán con un ciclo de vida que consiste en, nacer, reproducirse y morir. </text:p>
      <text:p text:style-name="P1">Cuando hemos dotado de vida a este primer individuo, el ha llevado a cabo las etapas de su ciclo de vida. </text:p>
      <text:p text:style-name="P1">Se ha reproducido, generando todos los hijos posibles, e inmediatamente después ha muerto, eliminándose del sistema. </text:p>
      <text:p text:style-name="P1">Al cumplir con su ciclo de vida, ha iniciado un proceso mas complejo, que va mas allá de su propia existencia, y que continuara aun cuando el ya no forma parte del sistema. </text:p>
      <text:p text:style-name="P1"/>
      <text:p text:style-name="P1">El proceso que ha desencadenado con su existencia le sobrevivirá. Y su informacion, asi como sus acciones, en escencia su Espiritu, formaran parte del sistema para siempre, hasta el final. </text:p>
      <text:p text:style-name="P1">Y ha sucedido lo siguiente,</text:p>
      <text:p text:style-name="P1"/>
      <text:p text:style-name="P1"><text:s/>(dibujos) (recordamos gragicamente como el problema ha sido resuelto) ------------------------------------------------ </text:p>
      <text:p text:style-name="P1"/>
      <text:p text:style-name="P4">El sistema ha encontrado la respuesta después de 7 generaciones. </text:p>
      <text:p text:style-name="P4"/>
      <text:p text:style-name="P4">El sistema avanza un paso en el proceso en cada generación. </text:p>
      <text:p text:style-name="P4">Y con cada generación, avanza un paso en la dirección correcta. </text:p>
      <text:p text:style-name="P4">No se pierde, no duda, no se equivoca. </text:p>
      <text:p text:style-name="P4">Se mueve hacia el objetivo como si supiera adonde se encuentra desde el principio. </text:p>
      <text:p text:style-name="P4">Como si hubiera conocido la respuesta desde siempre, aun antes de comenzar el proceso. </text:p>
      <text:p text:style-name="P4">Con cada paso, avanza hacia el objetivo, por el camino mas corto. </text:p>
      <text:p text:style-name="P1">Implacable. </text:p>
      <text:p text:style-name="P1"/>
      <text:p text:style-name="P1">Hemos establecido que son necesarios al menos 7 pasos para alcanzar la salida, ya que se encuentra a una distancia de 7 casillas y la ficha no puede moverse mas de 1 casilla en cada jugada. </text:p>
      <text:p text:style-name="P4">De modo que, el sistema ha encontrado la respuesta con el mínimo numero de pasos necesarios. </text:p>
      <text:p text:style-name="P4">Nos preguntábamos como podemos mejorar el procedimiento que utiliza el sistema para hacerlo mas eficiente. </text:p>
      <text:p text:style-name="P1">Y eso, simplemente no es posible. </text:p>
      <text:p text:style-name="P1">No sera posible mejorarlo. </text:p>
      <text:p text:style-name="P1">Jamas existirá un sistema mas eficiente que este, porque el problema no puede resolverse con un menor numero de operacion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6T09:20:53.202000000</meta:creation-date>
    <dc:date>2025-10-31T11:18:36.202000000</dc:date>
    <meta:editing-duration>PT1H38M44S</meta:editing-duration>
    <meta:editing-cycles>8</meta:editing-cycles>
    <meta:generator>LibreOffice/7.3.5.2$Windows_X86_64 LibreOffice_project/184fe81b8c8c30d8b5082578aee2fed2ea847c01</meta:generator>
    <meta:document-statistic meta:table-count="0" meta:image-count="0" meta:object-count="0" meta:page-count="5" meta:paragraph-count="106" meta:word-count="1888" meta:character-count="11709" meta:non-whitespace-character-count="9839"/>
  </office:meta>
</office:document-meta>
</file>